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Chilanka" svg:font-family="Chilanka" style:font-family-generic="system" style:font-pitch="variable"/>
    <style:font-face style:name="Abyssinica SIL" svg:font-family="Abyssinica SIL" style:font-family-generic="system" style:font-pitch="variable"/>
    <style:font-face style:name="Tahoma" svg:font-family="Tahoma" style:font-family-generic="swiss" style:font-pitch="variable" svg:panose-1="2 11 6 4 3 5 4 4 2 4"/>
    <style:font-face style:name="Chandas" svg:font-family="Chanda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line-height-at-least="0in"/>
      <style:text-properties style:font-name="Chilanka" style:font-name-complex="Times New Roman" style:language-asian="tr" style:country-asian="TR"/>
    </style:style>
    <style:style style:name="P2" style:parent-style-name="Textbody" style:family="paragraph">
      <style:paragraph-properties fo:text-align="center" fo:margin-bottom="0in" style:line-height-at-least="0in"/>
      <style:text-properties style:font-name="Chilanka" style:font-name-complex="Times New Roman" style:language-asian="tr" style:country-asian="TR"/>
    </style:style>
    <style:style style:name="P3" style:parent-style-name="Textbody" style:family="paragraph">
      <style:paragraph-properties fo:text-align="center" fo:margin-bottom="0in" style:line-height-at-least="0in"/>
      <style:text-properties style:font-name="Chilanka" style:font-name-complex="Times New Roman" style:language-asian="tr" style:country-asian="TR"/>
    </style:style>
    <style:style style:name="P4" style:parent-style-name="Textbody" style:family="paragraph">
      <style:paragraph-properties fo:text-align="center" fo:margin-bottom="0in" style:line-height-at-least="0in"/>
      <style:text-properties style:font-name="Chilanka" style:font-name-complex="Times New Roman" style:language-asian="tr" style:country-asian="TR"/>
    </style:style>
    <style:style style:name="P5" style:parent-style-name="Textbody" style:family="paragraph">
      <style:paragraph-properties fo:text-align="center" fo:margin-bottom="0in" style:line-height-at-least="0in"/>
      <style:text-properties style:font-name="Chilanka" style:font-name-complex="Times New Roman" style:language-asian="tr" style:country-asian="TR"/>
    </style:style>
    <style:style style:name="P6" style:parent-style-name="Textbody" style:family="paragraph">
      <style:paragraph-properties fo:text-align="center" fo:margin-bottom="0in" style:line-height-at-least="0in"/>
      <style:text-properties style:font-name="Abyssinica SIL" style:font-name-complex="Times New Roman" style:language-asian="tr" style:country-asian="TR"/>
    </style:style>
    <style:style style:name="P7" style:parent-style-name="Textbody" style:family="paragraph">
      <style:paragraph-properties fo:text-align="center" fo:margin-bottom="0in" style:line-height-at-least="0in"/>
      <style:text-properties style:font-name="Abyssinica SIL" style:font-name-complex="Times New Roman" style:language-asian="tr" style:country-asian="TR"/>
    </style:style>
    <style:style style:name="P8" style:parent-style-name="Standard" style:family="paragraph">
      <style:paragraph-properties fo:text-align="justify" style:line-height-at-least="0in"/>
    </style:style>
    <style:style style:name="T9" style:parent-style-name="VarsayılanParagrafYazıTipi" style:family="text">
      <style:text-properties style:font-name="Abyssinica SIL" style:font-name-complex="Times New Roman" style:language-asian="tr" style:country-asian="TR"/>
    </style:style>
    <style:style style:name="T10" style:parent-style-name="VarsayılanParagrafYazıTipi" style:family="text">
      <style:text-properties style:font-name="Abyssinica SIL" style:font-name-complex="Times New Roman" style:language-asian="tr" style:country-asian="TR"/>
    </style:style>
    <style:style style:name="T11" style:parent-style-name="VarsayılanParagrafYazıTipi" style:family="text">
      <style:text-properties style:font-name="Abyssinica SIL" style:font-name-complex="Times New Roman" style:language-asian="tr" style:country-asian="TR"/>
    </style:style>
    <style:style style:name="T12" style:parent-style-name="VarsayılanParagrafYazıTipi" style:family="text">
      <style:text-properties style:font-name="Abyssinica SIL" style:font-name-complex="Times New Roman" style:language-asian="tr" style:country-asian="TR"/>
    </style:style>
    <style:style style:name="T13" style:parent-style-name="VarsayılanParagrafYazıTipi" style:family="text">
      <style:text-properties style:font-name="Abyssinica SIL" style:font-name-complex="Times New Roman" style:language-asian="tr" style:country-asian="TR"/>
    </style:style>
    <style:style style:name="T14" style:parent-style-name="VarsayılanParagrafYazıTipi" style:family="text">
      <style:text-properties style:font-name="Abyssinica SIL" style:font-name-complex="Times New Roman" style:language-asian="tr" style:country-asian="TR"/>
    </style:style>
    <style:style style:name="T15" style:parent-style-name="VarsayılanParagrafYazıTipi" style:family="text">
      <style:text-properties style:font-name="Abyssinica SIL" style:font-name-complex="Times New Roman" style:language-asian="tr" style:country-asian="TR"/>
    </style:style>
    <style:style style:name="T16" style:parent-style-name="VarsayılanParagrafYazıTipi" style:family="text">
      <style:text-properties style:font-name="Abyssinica SIL" style:font-name-complex="Times New Roman" style:language-asian="tr" style:country-asian="TR"/>
    </style:style>
    <style:style style:name="T17" style:parent-style-name="VarsayılanParagrafYazıTipi" style:family="text">
      <style:text-properties style:font-name="Abyssinica SIL" style:font-name-complex="Tahoma" style:language-asian="tr" style:country-asian="TR"/>
    </style:style>
    <style:style style:name="T18" style:parent-style-name="VarsayılanParagrafYazıTipi" style:family="text">
      <style:text-properties style:font-name="Abyssinica SIL" style:font-name-complex="Times New Roman" style:language-asian="tr" style:country-asian="TR"/>
    </style:style>
    <style:style style:name="T19" style:parent-style-name="VarsayılanParagrafYazıTipi" style:family="text">
      <style:text-properties style:font-name="Abyssinica SIL" style:font-name-complex="Times New Roman" style:language-asian="tr" style:country-asian="TR"/>
    </style:style>
    <style:style style:name="T20" style:parent-style-name="VarsayılanParagrafYazıTipi" style:family="text">
      <style:text-properties style:font-name="Abyssinica SIL" style:font-name-complex="Tahoma" style:language-asian="tr" style:country-asian="TR"/>
    </style:style>
    <style:style style:name="P21" style:parent-style-name="Standard" style:family="paragraph">
      <style:paragraph-properties fo:text-align="justify" style:line-height-at-least="0in"/>
      <style:text-properties style:font-name="Abyssinica SIL" style:font-name-complex="Tahoma" style:language-asian="tr" style:country-asian="TR"/>
    </style:style>
    <style:style style:name="P22" style:parent-style-name="Standard" style:family="paragraph">
      <style:paragraph-properties fo:text-align="justify" style:line-height-at-least="0in"/>
    </style:style>
    <style:style style:name="T23" style:parent-style-name="VarsayılanParagrafYazıTipi" style:family="text">
      <style:text-properties style:font-name="Abyssinica SIL" style:font-name-complex="Times New Roman" style:language-asian="tr" style:country-asian="TR"/>
    </style:style>
    <style:style style:name="T24" style:parent-style-name="VarsayılanParagrafYazıTipi" style:family="text">
      <style:text-properties style:font-name="Abyssinica SIL" style:font-name-complex="Times New Roman" style:language-asian="tr" style:country-asian="TR"/>
    </style:style>
    <style:style style:name="T25" style:parent-style-name="VarsayılanParagrafYazıTipi" style:family="text">
      <style:text-properties style:font-name="Abyssinica SIL" style:font-name-complex="Times New Roman" style:language-asian="tr" style:country-asian="TR"/>
    </style:style>
    <style:style style:name="P26" style:parent-style-name="Standard" style:family="paragraph">
      <style:paragraph-properties fo:text-align="justify" style:line-height-at-least="0in"/>
      <style:text-properties style:font-name="Abyssinica SIL" style:font-name-complex="Times New Roman" style:language-asian="tr" style:country-asian="TR"/>
    </style:style>
    <style:style style:name="P27" style:parent-style-name="Standard" style:family="paragraph">
      <style:paragraph-properties fo:text-align="justify" style:line-height-at-least="0in"/>
      <style:text-properties style:font-name="Abyssinica SIL" style:font-name-complex="Times New Roman" style:text-underline-type="single" style:text-underline-style="solid" style:text-underline-width="auto" style:text-underline-mode="continuous" style:language-asian="tr" style:country-asian="TR"/>
    </style:style>
    <style:style style:name="P28" style:parent-style-name="Standard" style:family="paragraph">
      <style:paragraph-properties fo:text-align="justify" style:line-height-at-least="0in"/>
      <style:text-properties style:font-name="Abyssinica SIL" style:font-name-complex="Times New Roman" style:language-asian="tr" style:country-asian="TR"/>
    </style:style>
    <style:style style:name="P29" style:parent-style-name="Standard" style:family="paragraph">
      <style:paragraph-properties fo:text-align="justify" style:line-height-at-least="0in"/>
      <style:text-properties style:font-name="Abyssinica SIL" style:font-name-complex="Times New Roman" style:language-asian="tr" style:country-asian="TR"/>
    </style:style>
    <style:style style:name="P30" style:parent-style-name="Standard" style:family="paragraph">
      <style:paragraph-properties fo:text-align="justify" style:line-height-at-least="0in"/>
      <style:text-properties style:font-name="Abyssinica SIL" style:font-name-complex="Times New Roman" style:language-asian="tr" style:country-asian="TR"/>
    </style:style>
    <style:style style:name="P31" style:parent-style-name="Standard" style:family="paragraph">
      <style:paragraph-properties fo:text-align="justify" style:line-height-at-least="0in"/>
      <style:text-properties style:font-name="Abyssinica SIL" style:font-name-complex="Times New Roman" style:language-asian="tr" style:country-asian="TR"/>
    </style:style>
    <style:style style:name="P32" style:parent-style-name="Standard" style:family="paragraph">
      <style:paragraph-properties fo:text-align="justify" style:line-height-at-least="0in"/>
      <style:text-properties style:font-name="Abyssinica SIL" style:font-name-complex="Times New Roman" style:language-asian="tr" style:country-asian="TR"/>
    </style:style>
    <style:style style:name="P33" style:parent-style-name="Standard" style:family="paragraph">
      <style:paragraph-properties fo:text-align="justify" style:line-height-at-least="0in"/>
    </style:style>
    <style:style style:name="T34" style:parent-style-name="VarsayılanParagrafYazıTipi" style:family="text">
      <style:text-properties style:font-name="Abyssinica SIL" style:font-name-complex="Times New Roman" style:language-asian="tr" style:country-asian="TR"/>
    </style:style>
    <style:style style:name="T35" style:parent-style-name="VarsayılanParagrafYazıTipi" style:family="text">
      <style:text-properties style:font-name="Abyssinica SIL" style:font-name-complex="Times New Roman" style:language-asian="tr" style:country-asian="TR"/>
    </style:style>
    <style:style style:name="T36" style:parent-style-name="VarsayılanParagrafYazıTipi" style:family="text">
      <style:text-properties style:font-name="Abyssinica SIL" style:font-name-complex="Times New Roman" style:language-asian="tr" style:country-asian="TR"/>
    </style:style>
    <style:style style:name="P37" style:parent-style-name="Standard" style:family="paragraph">
      <style:paragraph-properties fo:text-align="justify" style:line-height-at-least="0in"/>
      <style:text-properties style:font-name="Abyssinica SIL" style:font-name-complex="Times New Roman" style:language-asian="tr" style:country-asian="TR"/>
    </style:style>
    <style:style style:name="P38" style:parent-style-name="Standard" style:family="paragraph">
      <style:paragraph-properties fo:text-align="justify" style:line-height-at-least="0in"/>
      <style:text-properties style:font-name="Abyssinica SIL" style:font-name-complex="Times New Roman" style:language-asian="tr" style:country-asian="TR"/>
    </style:style>
    <style:style style:name="P39"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0"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1"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2"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3"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4"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5"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6"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7"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8"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9"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50"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51"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52"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53"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54"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55"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56" style:parent-style-name="Standard" style:family="paragraph">
      <style:paragraph-properties fo:text-align="justify" style:line-height-at-least="0in"/>
    </style:style>
    <style:style style:name="T57" style:parent-style-name="VarsayılanParagrafYazıTipi" style:family="text">
      <style:text-properties style:font-name="Abyssinica SIL" style:font-name-complex="Times New Roman" fo:font-style="italic" style:font-style-asian="italic" style:font-style-complex="italic" style:language-asian="tr" style:country-asian="TR"/>
    </style:style>
    <style:style style:name="T58" style:parent-style-name="VarsayılanParagrafYazıTipi" style:family="text">
      <style:text-properties style:font-name="Abyssinica SIL" style:font-name-complex="Times New Roman" fo:font-style="italic" style:font-style-asian="italic" style:font-style-complex="italic" style:language-asian="tr" style:country-asian="TR"/>
    </style:style>
    <style:style style:name="T59" style:parent-style-name="VarsayılanParagrafYazıTipi" style:family="text">
      <style:text-properties style:font-name="Abyssinica SIL" style:font-name-complex="Times New Roman" style:language-asian="tr" style:country-asian="TR"/>
    </style:style>
    <style:style style:name="P60" style:parent-style-name="Standard" style:family="paragraph">
      <style:paragraph-properties fo:text-align="justify" style:line-height-at-least="0in"/>
    </style:style>
    <style:style style:name="T61" style:parent-style-name="VarsayılanParagrafYazıTipi" style:family="text">
      <style:text-properties style:font-name="Abyssinica SIL" style:font-name-complex="Times New Roman" fo:font-style="italic" style:font-style-asian="italic" style:font-style-complex="italic" style:language-asian="tr" style:country-asian="TR"/>
    </style:style>
    <style:style style:name="T62" style:parent-style-name="VarsayılanParagrafYazıTipi" style:family="text">
      <style:text-properties style:font-name="Abyssinica SIL" style:font-name-complex="Times New Roman" style:language-asian="tr" style:country-asian="TR"/>
    </style:style>
    <style:style style:name="T63" style:parent-style-name="VarsayılanParagrafYazıTipi" style:family="text">
      <style:text-properties style:font-name="Abyssinica SIL" style:font-name-complex="Times New Roman" style:language-asian="tr" style:country-asian="TR"/>
    </style:style>
    <style:style style:name="P64" style:parent-style-name="Standard" style:family="paragraph">
      <style:paragraph-properties fo:text-align="justify" style:line-height-at-least="0in"/>
    </style:style>
    <style:style style:name="T65" style:parent-style-name="VarsayılanParagrafYazıTipi" style:family="text">
      <style:text-properties style:font-name="Abyssinica SIL" style:font-name-complex="Times New Roman" fo:font-style="italic" style:font-style-asian="italic" style:font-style-complex="italic" style:language-asian="tr" style:country-asian="TR"/>
    </style:style>
    <style:style style:name="T66" style:parent-style-name="VarsayılanParagrafYazıTipi" style:family="text">
      <style:text-properties style:font-name="Abyssinica SIL" style:font-name-complex="Times New Roman" fo:font-style="italic" style:font-style-asian="italic" style:font-style-complex="italic" style:language-asian="tr" style:country-asian="TR"/>
    </style:style>
    <style:style style:name="T67" style:parent-style-name="VarsayılanParagrafYazıTipi" style:family="text">
      <style:text-properties style:font-name="Abyssinica SIL" style:font-name-complex="Times New Roman" fo:font-style="italic" style:font-style-asian="italic" style:font-style-complex="italic" style:language-asian="tr" style:country-asian="TR"/>
    </style:style>
    <style:style style:name="T68" style:parent-style-name="VarsayılanParagrafYazıTipi" style:family="text">
      <style:text-properties style:font-name="Abyssinica SIL" style:font-name-complex="Times New Roman" style:language-asian="tr" style:country-asian="TR"/>
    </style:style>
    <style:style style:name="P69" style:parent-style-name="Standard" style:family="paragraph">
      <style:paragraph-properties fo:text-align="justify" style:line-height-at-least="0in"/>
      <style:text-properties style:font-name="Abyssinica SIL" style:font-name-complex="Times New Roman" fo:font-style="italic" style:font-style-asian="italic" style:font-style-complex="italic" style:language-asian="tr" style:country-asian="TR"/>
    </style:style>
    <style:style style:name="P70" style:parent-style-name="Standard" style:family="paragraph">
      <style:paragraph-properties fo:text-align="justify" style:line-height-at-least="0in"/>
      <style:text-properties style:font-name="Chandas" style:font-name-complex="Times New Roman" fo:font-size="11pt" style:font-size-asian="11pt" style:font-size-complex="11pt" style:language-asian="tr" style:country-asian="TR"/>
    </style:style>
  </office:automatic-styles>
  <office:body>
    <office:text text:use-soft-page-breaks="true">
      <text:p text:style-name="P1"/>
      <text:p text:style-name="P2"/>
      <text:p text:style-name="P3"/>
      <text:p text:style-name="P4"/>
      <text:p text:style-name="P5"/>
      <text:p text:style-name="P6">TAHLİYE TAAHHÜTNAMESİ</text:p>
      <text:p text:style-name="P7"/>
      <text:p text:style-name="P8"><text:span text:style-name="T9"><text:tab/>Halen tahtı icarımda bulunan, kiraya vereni</text:span><text:span text:style-name="T10"><text:s/></text:span><text:span text:style-name="T11">ve<text:s/></text:span><text:span text:style-name="T12">diğer<text:s/></text:span><text:span text:style-name="T13">özellikleri aşağıda belirtilen, belirtilen tarihte, belirtilen fiyatla, sözlü olarak kiraladığım taşınmazı; tahliye etmeyi taahhüt ettiğim tarihte,<text:s/></text:span><text:span text:style-name="T14">konuştuğumuz şartlara</text:span><text:span text:style-name="T15"><text:s/>ve işbu taahhütnameye</text:span><text:span text:style-name="T16"><text:s/>bağlı kalarak, <text:s/>hiçbir kanuni merasime, ihtar ve protesto keşidesine, cevap itasına, tebliğ ve tebellüğe,<text:s/></text:span><text:span text:style-name="T17">herhangi bir ihtar ve hiçbir hüküm istihsaline ve mahkemeden ilam almaya hacet kalmaksızın</text:span><text:span text:style-name="T18"><text:s/>kayıtsız ve şartsız olarak boşaltmayı</text:span><text:span text:style-name="T19"><text:s/></text:span><text:span text:style-name="T20">kesin olarak, hür irademle beyan, kabul ve taahhüt ediyorum.</text:span></text:p>
      <text:p text:style-name="P21"/>
      <text:p text:style-name="P22"><text:span text:style-name="T23"><text:tab/>Gününde tahliye edemediğim veya etmediğim takdirde, geçen her gün için, güncel yıllık kira bedelinin yüzde biri oranında (%1), günlük ceza bedeli ödemeyi, kiraya veren veya yetkili kanuni veki</text:span><text:span text:style-name="T24">li tarafından aleyhime yapılacak, her türlü icra takibatı, mahkeme masrafları, avukatlık ücretleri ve benzeri tüm ücretlerinde tamamen şahsım tarafından karşılanacağını şimdiden kabul, beyan ve taahhüt ediyorum. İşbu taahhütnameyi hür irademle okudum ve im</text:span><text:span text:style-name="T25">zalıyorum.</text:span></text:p>
      <text:p text:style-name="P26"/>
      <text:p text:style-name="P27">TAHLİYE EDİLECEK YERİN</text:p>
      <text:p text:style-name="P28"/>
      <text:p text:style-name="P29">Adresi<text:tab/>: <text:s/></text:p>
      <text:p text:style-name="P30"/>
      <text:p text:style-name="P31"/>
      <text:p text:style-name="P32"/>
      <text:p text:style-name="P33"><text:span text:style-name="T34">Tahliye taahhüdünün imzalandığı tarih <text:s text:c="2"/></text:span><text:span text:style-name="T35"><text:tab/>:</text:span><text:span text:style-name="T36"><text:tab/></text:span></text:p>
      <text:p text:style-name="P37"/>
      <text:p text:style-name="P38">Mecurun tahliye edileceği taahhüt edilen tarih<text:tab/>:</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Kiracı<text:tab/><text:tab/><text:tab/><text:tab/><text:tab/><text:tab/><text:tab/><text:tab/><text:tab/><text:tab/><text:tab/>İmza<text:tab/><text:tab/></text:p>
      <text:p text:style-name="P56"><text:span text:style-name="T57">Adı Soyadı</text:span><text:span text:style-name="T58"><text:tab/></text:span><text:span text:style-name="T59"><text:tab/>:</text:span></text:p>
      <text:p text:style-name="P60"><text:span text:style-name="T61">TC Kimlik No</text:span><text:span text:style-name="T62"><text:tab/></text:span><text:span text:style-name="T63"><text:tab/>:<text:s/></text:span></text:p>
      <text:p text:style-name="P64"><text:span text:style-name="T65">Tebligat Adres</text:span><text:span text:style-name="T66"><text:tab/></text:span><text:span text:style-name="T67"><text:tab/></text:span><text:span text:style-name="T68">:</text:span></text:p>
      <text:p text:style-name="P69">Telefon No<text:tab/><text:tab/>:<text:s/><text:tab/></text:p>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Chilanka" svg:font-family="Chilanka" style:font-family-generic="system" style:font-pitch="variable"/>
    <style:font-face style:name="Abyssinica SIL" svg:font-family="Abyssinica SIL" style:font-family-generic="system" style:font-pitch="variable"/>
    <style:font-face style:name="Tahoma" svg:font-family="Tahoma" style:font-family-generic="swiss" style:font-pitch="variable" svg:panose-1="2 11 6 4 3 5 4 4 2 4"/>
    <style:font-face style:name="Chandas" svg:font-family="Chanda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ans CJK SC DemiLight"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2" style:display-name="Başlık 2" style:family="paragraph" style:parent-style-name="Standard" style:next-style-name="Textbody"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bodyindent" style:display-name="Text body indent" style:family="paragraph" style:parent-style-name="Standard">
      <style:paragraph-properties style:text-autospace="none" fo:text-align="justify" fo:text-indent="0.4916in"/>
      <style:text-properties style:font-name="Arial Black" style:font-name-asian="Arial Black" style:font-name-complex="Arial Black" fo:font-size="10pt" style:font-size-asian="10pt" style:font-size-complex="10pt" style:language-asian="tr" style:country-asian="TR"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eParagraf" style:display-name="Liste Paragraf" style:family="paragraph" style:parent-style-name="Standard">
      <style:paragraph-properties style:contextual-spacing="true" fo:margin-bottom="0.1111in" fo:margin-left="0.5in">
        <style:tab-stops/>
      </style:paragraph-properties>
      <style:text-properties fo:hyphenate="false"/>
    </style:style>
    <style:style style:name="ÜstBilgi" style:display-name="Üst Bilgi"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476z0" style:display-name="WW8Num476z0" style:family="text">
      <style:text-properties fo:font-style="italic" style:font-style-asian="italic" fo:font-size="8pt" style:font-size-asian="8pt" style:font-size-complex="8pt"/>
    </style:style>
    <style:style style:name="WW8Num476z1" style:display-name="WW8Num476z1" style:family="text"/>
    <style:style style:name="WW8Num476z2" style:display-name="WW8Num476z2" style:family="text"/>
    <style:style style:name="WW8Num476z3" style:display-name="WW8Num476z3" style:family="text"/>
    <style:style style:name="WW8Num476z4" style:display-name="WW8Num476z4" style:family="text"/>
    <style:style style:name="WW8Num476z5" style:display-name="WW8Num476z5" style:family="text"/>
    <style:style style:name="WW8Num476z6" style:display-name="WW8Num476z6" style:family="text"/>
    <style:style style:name="WW8Num476z7" style:display-name="WW8Num476z7" style:family="text"/>
    <style:style style:name="WW8Num476z8" style:display-name="WW8Num476z8" style:family="tex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WW_CharLFO1LVL1" style:family="text">
      <style:text-properties fo:font-style="italic" style:font-style-asian="italic" fo:font-size="8pt" style:font-size-asian="8pt" style:font-size-complex="8pt"/>
    </style:style>
    <text:list-style style:name="WW8Num476" style:display-name="WW8Num476">
      <text:list-level-style-number text:level="1" text:style-name="WW_CharLFO1LVL1" style:num-prefix="("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bullet-char="">
        <style:list-level-properties text:space-before="0.2826in" text:min-label-width="0.25in" text:list-level-position-and-space-mode="label-alignment">
          <style:list-level-label-alignment text:label-followed-by="listtab" fo:margin-left="0.5326in" fo:text-indent="-0.25in"/>
        </style:list-level-properties>
      </text:list-level-style-bullet>
      <text:list-level-style-bullet text:level="2" text:style-name="WW_CharLFO3LVL2" text:bullet-char="o">
        <style:list-level-properties text:space-before="0.7826in" text:min-label-width="0.25in" text:list-level-position-and-space-mode="label-alignment">
          <style:list-level-label-alignment text:label-followed-by="listtab" fo:margin-left="1.0326in" fo:text-indent="-0.25in"/>
        </style:list-level-properties>
        <style:text-properties style:font-name="Times New Roman"/>
      </text:list-level-style-bullet>
      <text:list-level-style-bullet text:level="3" text:bullet-char="">
        <style:list-level-properties text:space-before="1.2826in" text:min-label-width="0.25in" text:list-level-position-and-space-mode="label-alignment">
          <style:list-level-label-alignment text:label-followed-by="listtab" fo:margin-left="1.5326in" fo:text-indent="-0.25in"/>
        </style:list-level-properties>
      </text:list-level-style-bullet>
      <text:list-level-style-bullet text:level="4" text:bullet-char="">
        <style:list-level-properties text:space-before="1.7826in" text:min-label-width="0.25in" text:list-level-position-and-space-mode="label-alignment">
          <style:list-level-label-alignment text:label-followed-by="listtab" fo:margin-left="2.0326in" fo:text-indent="-0.25in"/>
        </style:list-level-properties>
      </text:list-level-style-bullet>
      <text:list-level-style-bullet text:level="5" text:style-name="WW_CharLFO3LVL5" text:bullet-char="o">
        <style:list-level-properties text:space-before="2.2826in" text:min-label-width="0.25in" text:list-level-position-and-space-mode="label-alignment">
          <style:list-level-label-alignment text:label-followed-by="listtab" fo:margin-left="2.5326in" fo:text-indent="-0.25in"/>
        </style:list-level-properties>
        <style:text-properties style:font-name="Times New Roman"/>
      </text:list-level-style-bullet>
      <text:list-level-style-bullet text:level="6" text:bullet-char="">
        <style:list-level-properties text:space-before="2.7826in" text:min-label-width="0.25in" text:list-level-position-and-space-mode="label-alignment">
          <style:list-level-label-alignment text:label-followed-by="listtab" fo:margin-left="3.0326in" fo:text-indent="-0.25in"/>
        </style:list-level-properties>
      </text:list-level-style-bullet>
      <text:list-level-style-bullet text:level="7" text:bullet-char="">
        <style:list-level-properties text:space-before="3.2826in" text:min-label-width="0.25in" text:list-level-position-and-space-mode="label-alignment">
          <style:list-level-label-alignment text:label-followed-by="listtab" fo:margin-left="3.5326in" fo:text-indent="-0.25in"/>
        </style:list-level-properties>
      </text:list-level-style-bullet>
      <text:list-level-style-bullet text:level="8" text:style-name="WW_CharLFO3LVL8" text:bullet-char="o">
        <style:list-level-properties text:space-before="3.7826in" text:min-label-width="0.25in" text:list-level-position-and-space-mode="label-alignment">
          <style:list-level-label-alignment text:label-followed-by="listtab" fo:margin-left="4.0326in" fo:text-indent="-0.25in"/>
        </style:list-level-properties>
        <style:text-properties style:font-name="Times New Roman"/>
      </text:list-level-style-bullet>
      <text:list-level-style-bullet text:level="9" text:bullet-char="">
        <style:list-level-properties text:space-before="4.2826in" text:min-label-width="0.25in" text:list-level-position-and-space-mode="label-alignment">
          <style:list-level-label-alignment text:label-followed-by="listtab" fo:margin-left="4.5326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333in" fo:margin-left="0.8659in" fo:margin-bottom="0.6694in" fo:margin-right="0.43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meta:initial-creator>
    <dc:creator>m</dc:creator>
    <meta:creation-date>2023-09-20T06:33:00Z</meta:creation-date>
    <dc:date>2023-10-16T06:01:00Z</dc:date>
    <meta:print-date>2021-09-01T10:28:00Z</meta:print-date>
    <meta:template xlink:href="Normal" xlink:type="simple"/>
    <meta:editing-cycles>6</meta:editing-cycles>
    <meta:editing-duration>PT31620S</meta:editing-duration>
    <meta:document-statistic meta:page-count="1" meta:paragraph-count="2" meta:word-count="189" meta:character-count="1268" meta:row-count="9" meta:non-whitespace-character-count="1081"/>
  </office:meta>
</office:document-meta>
</file>